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I like it more when you don't try to burn my eyes to a crisp. Hm... What should we do. I mean, alright, what we should do is obvious. But what should we do? It's true that the kind of atmosphere of this story is more Sana's stuff than Dazbee's... You like music. You're heavily reliant on it. I think you shouldn't be. €specially for writing. Yes, it's important to set a mood, but it's very important that you're the one who does that to yourself through your writing, not music. After all, if you can't do it to yourself, how do you expect the reader to immerse themselves. So, music, only... When? When you give up, is what I want to say, but... I don't actually know, when. When your heart tells you it's right. Like I'll remember that. In any <text:s text:c="1"/>case, let's get to it. AAAAAAAAAAA stop jinxing it. Am I jinxing it? who knows. Depends on you. Entirely.</text:p>
      <text:p text:style-name="Normal"/>
      <text:p text:style-name="Normal"/>
      <text:p text:style-name="Normal">I hate this type of switch. It's necessary, but... No, since it's necessary, we have to get used to it. The frequency of the feeling hasn't changed much, the intensity seems to have though. It's steadily going down. Yes, do not underestimate it. We won't. We will not. You can worry about many things, but not about me underestimating it. I get cocky quite often, but that's a personality trait I wish to change. No buts, we're changing it. Slowly, steadily, we change it. Recognize it. There's much about ourselves...</text:p>
      <text:p text:style-name="Normal">Before you change subjects. No, we're not changing it. We're... we can be cocky, without underestimating our opponents. Isn't that an unnecessary risk? Is it... Knowing ourselves, if we keep on being cocky, we'll end up making a mistake. Indeed. I want to opt for seriousness. Always? No, I like that smile. </text:p>
      <text:p text:style-name="Normal"/>
      <text:p text:style-name="Normal">It's not over yet. It's us. That's the problem. I do not know how to deal with it. In the sense that I would absolutely consider devouring that feeling, if I knew how to do that. What kind of attitude should I have when I write... If we were to be very serious about it, then temptation wouldn't be as much of an issue. Hey, we haven't really tried always being super serious when writing. We don't know whether we'd like that or not. But, admittedly, in such a state, you'd try your best to take into account the feelings, instead of trying to immerse yourself in them. No, we'd try to immerse ourselves in them, while being seriou. What does that look like? We just had glimpses, images. I do not actually know. You're reluctant to do that, for many reasons, but I think chief among them is energy cost. Your body is such a cheapskate it's incredible. I understand it, I wish it were more open to massive usage. It's like it's always on battery mode. </text:p>
      <text:p text:style-name="Normal">No, am I misreading? There might be something deeper. This reluctance, like, I'm afraid of something... Of disappointing myself? I'm not sure, it's deep down, and I can barely feel it, let alone understand it. </text:p>
      <text:p text:style-name="Normal">No clue what it is. </text:p>
      <text:p text:style-name="Normal"/>
      <text:p text:style-name="Normal">It might be related to our past self. Our fear of losing face in front of others. A distant relationship, but possible. But this competitiveness, I don't hate it. I like it. It's uncomfortable, ever so slightly. Knowing that it's not just us, and that we can't just take it at our own pace, or we'll lose. Yeah, the stress. that's what it is, it's the stress. You hate stress. You hate it. You want to avoid it. So that's what it is. It's stress.</text:p>
      <text:p text:style-name="Normal"/>
      <text:p text:style-name="Normal">That's right, you don't get to walk at your own pace. If you don't run faster than the fastest, then it's meaningless. Yes, of course you gotta do your best, but you also gotta do better than everyone else. Fuck that half-assed shit of only considering yourself, of only doing YOUR best. No. No. Fuck that. Not my best. The best. More than anyone else. So that's what was missing. AHAHAHAHAHA. Thank you. I see it. The will to do better than anyone. That's what I was missing in my life. That's why I couldn't do shit in my eeryday life when everyone is getting their exams done. Because I didn't consider them. Of course, of course. Yeah, of course. I'm not the only person on earth trying to level a mountain. There are so many others.</text:p>
      <text:p text:style-name="Normal"/>
      <text:p text:style-name="Normal">You rejected it completely in the past, and while a huge part of it was certainly due to this aversion to stress, another had a wiser take on it. Yes, it had to do with wisdom, to not compare yourself to others, because in the end it made no sense, because in the end everyone had different limitations, independent of others. Yeah, bullshit. So, then, why is it necessary? To push myself forward, to see heights that I didn't know were attainable, to recognize that others were better than me, and see them as objectives, as the ones to beat. Without others, I wouldn't do shit. Yeah, people go to places they didn't know they could reach, when they compete with others. Because it's not about themselves, and it's not about being satisfied with themselves. Yeah, you can be satisfied with yourself, with your performance, but tell me, did you win? Oh, are you gonna tell me that winning doesn't matter? Bullshit. Winning matters. It always has, and it always will. You will love it, winning. In fact, whether you admit it or not, that's what you want from writing. </text:p>
      <text:p text:style-name="Normal"/>
      <text:p text:style-name="Normal">Hey, Harmony, if we're going to be the best writer the world has ever seen, then we gotta know the world. We gotta at look at others, we gotta see who and what we need to surpass. now you know what was missing from your life. That stress. We'll take it. We'll bathe in it. In full.</text:p>
      <text:p text:style-name="Normal"/>
      <text:p text:style-name="Normal">So yeah, no questions there. We will write in all seriousness.</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